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P16" style:family="paragraph" style:parent-style-name="Text_20_body">
      <style:text-properties style:font-name="Calibri1" fo:language="pl" fo:country="PL" fo:background-color="#ffff00"/>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odnowi</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P3">-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text:s/>się. Ta wojna w odległym kraju wielce niewygodna się stała. Ten Lw<text:span text:style-name="T6">ó</text:span>w i Krak<text:span text:style-name="T6">ów muszą poczekać na światło prawdziwej wiary proroka. Nawet nazwy prawdziwie osmańskiej jeszcze im nie wymyślono...</text:span></text:p>
      <text:p text:style-name="P3">-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text:span text:style-name="T6">ż</text:span>e jeszcze da si<text:span text:style-name="T6">ę</text:span> sk<text:span text:style-name="T6">ł</text:span>oni<text:span text:style-name="T6">ć</text:span> Lach<text:span text:style-name="T6">ó</text:span>w do pokoju takiego, kt<text:span text:style-name="T6">ó</text:span>ry nie by<text:span text:style-name="T6">ł</text:span>by dla su<text:span text:style-name="T6">ł</text:span>tana uw<text:span text:style-name="T6">ł</text:span>aczaj<text:span text:style-name="T6">ą</text:span>cy.</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pan><text:soft-page-break/><text:span text:style-name="T6">Pomorzu - na Litwę odmaszerowało. Teraz dopiero razem z Litwinami prosto na Kamieniec maszerowali. Rozkazy królewskie ich przynaglały, bo król do rozstrzygnięcia kampanii dążył.</text:span></text:p>
      <text:p text:style-name="P9">"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16">Lekka kawaleria Ostrowskiego wykrywa tureckie wojska w Moldawii, ponosz<text:span text:style-name="T6">ą</text:span>c ci<text:span text:style-name="T6">ęż</text:span>kie straty na patrolach. Wycofuje si<text:span text:style-name="T6">ę</text:span> na Chocim gdzie 2 grudnia obserwuje przemarsz ordy.</text:p>
      <text:p text:style-name="P9">Mieszka<text:span text:style-name="T6">ń</text:span>cy bia<text:span text:style-name="T6">ł</text:span>ogrodu ju<text:span text:style-name="T6">ż</text:span> przyzwyczaili si<text:span text:style-name="T6">ę</text:span> do my<text:span text:style-name="T6">ś</text:span>li, <text:span text:style-name="T6">ż</text:span>e wojna przewali si<text:span text:style-name="T6">ę</text:span> wok<text:span text:style-name="T6">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k więc znowu przemierzał Medżi Gerej Mołdawię dla chwały Kalifa i Sułtana. Przed nim posuwał się długi wąż innych oddziałów tatarskich, które z Krymu alboli też nawet ze stepów Nogajskich dołączyły.</text:span></text:p>
      <text:p text:style-name="P9"><text:span text:style-name="T6"/></text:p>
      <text:p text:style-name="P9">Tatarzy bior<text:span text:style-name="T6">ą</text:span> udzia<text:span text:style-name="T6">ł</text:span> w bitwie pod Rud<text:span text:style-name="T6">ą, Jabłonowski ma zamiar odciąć Tatarów, po</text:span><text:span text:style-name="T6">ś</text:span>cig, w kt<text:span text:style-name="T6">ó</text:span>rym bierze udzia<text:span text:style-name="T6">ł</text:span> Starczy<text:span text:style-name="T6">ń</text:span>ski.<text:span text:style-name="T6"> Bia</text:span><text:span text:style-name="T6">ł</text:span>ogrodzcy uciekaj<text:span text:style-name="T6">ą</text:span>. <text:span text:style-name="T6">JEdnocześnie Sieniawski broni Żwańca, tam jest Peter. <text:s/>P</text:span>ojawiają się Turcy pod Kapłanem Paszą</text:p>
      <text:p text:style-name="P9">Przybycie odsieczy tureckiej</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text:soft-page-break/>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4-02T17:05:22.79</dc:date>
    <meta:editing-cycles>878</meta:editing-cycles>
    <meta:editing-duration>P2DT19H13M5S</meta:editing-duration>
    <meta:document-statistic meta:table-count="0" meta:image-count="0" meta:object-count="0" meta:page-count="18" meta:paragraph-count="160" meta:word-count="8591" meta:character-count="5790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